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ThemeMojo.buildTheme( MavenProject project , File webapp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ckThemeMojo.getWebapp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ThemeMojo.ge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ThemeMojo.performPackaging( File ja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ckThemeMojo.getWarSource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ThemeMojo.get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ThemeMojo.copyResources( File sourceDirectory , File webapp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ckThemeMojo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ckThemeMojo.buildExplodedTheme( File zip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